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52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0.8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2-06-20">Jun 20, 2022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 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3/7/1</text:span><text:span text:style-name="T3"><text:line-break/></text:span><text:span text:style-name="T3">E6/3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7" draw:text-style-name="P7" draw:layer="layout" svg:width="1.692cm" svg:height="0.963cm" svg:x="11.16cm" svg:y="2.425cm">
          <draw:text-box>
            <text:p text:style-name="P6"><text:span text:style-name="T3">E1/0/3/2</text:span><text:span text:style-name="T3"><text:line-break/></text:span><text:span text:style-name="T3">E1/0/3/1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4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xml:id="id21" draw:id="id21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xml:id="id20" draw:id="id20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6" draw:layer="layout" draw:line-skew="-1.218cm -0.919cm" svg:x1="14.354cm" svg:y1="2.14cm" svg:x2="14.497cm" svg:y2="6.524cm" draw:start-shape="id20" draw:start-glue-point="2" draw:end-shape="id21" draw:end-glue-point="3" svg:d="M14354 2140v765h-1289v3619h1432" svg:viewBox="0 0 1433 4385">
          <text:p/>
        </draw:connector>
        <draw:frame draw:style-name="gr53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2-06-20T20:43:34.278700581</dc:date>
    <meta:editing-duration>PT5H51M20S</meta:editing-duration>
    <meta:editing-cycles>153</meta:editing-cycles>
    <meta:generator>LibreOffice/6.4.7.2$Linux_X86_64 LibreOffice_project/40$Build-2</meta:generator>
    <meta:document-statistic meta:object-count="109"/>
  </office:meta>
</office:document-meta>
</file>